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6134d" officeooo:paragraph-rsid="0016134d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6134d" officeooo:paragraph-rsid="0016134d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</text:p>
      <text:p text:style-name="P1"/>
      <text:p text:style-name="P2">Geo-location footprints are analysed Density Based Clustering. For Clustering here used DBSCAN Clustering Algorithm because the outliers may present in the sample. For DBSCAN the min sample taken is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00:38:21.868761471</meta:creation-date>
    <dc:date>2019-07-16T00:46:20.272844406</dc:date>
    <meta:editing-duration>PT7M59S</meta:editing-duration>
    <meta:editing-cycles>1</meta:editing-cycles>
    <meta:document-statistic meta:table-count="0" meta:image-count="0" meta:object-count="0" meta:page-count="1" meta:paragraph-count="2" meta:word-count="31" meta:character-count="209" meta:non-whitespace-character-count="180"/>
    <meta:generator>LibreOffice/6.0.7.3$Linux_X86_64 LibreOffice_project/00m0$Build-3</meta:generator>
  </office:meta>
</office:document-meta>
</file>